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5aadb" officeooo:paragraph-rsid="0005aad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pringMVC参数绑定</text:p>
      <text:p text:style-name="P1"><text:tab/>1、默认的参数绑定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Noto Sans CJK SC Regular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CJK SC Regular" style:font-family-complex="'Noto Sans CJK SC Regular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8T19:55:16.668547007</meta:creation-date>
    <dc:date>2018-04-08T19:55:48.638859886</dc:date>
    <meta:editing-duration>PT32S</meta:editing-duration>
    <meta:editing-cycles>1</meta:editing-cycles>
    <meta:generator>LibreOffice/5.1.6.2$Linux_X86_64 LibreOffice_project/10m0$Build-2</meta:generator>
    <meta:document-statistic meta:table-count="0" meta:image-count="0" meta:object-count="0" meta:page-count="1" meta:paragraph-count="2" meta:word-count="14" meta:character-count="23" meta:non-whitespace-character-count="22"/>
  </office:meta>
</office:document-meta>
</file>